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>
            <text:p>ErroEsq</text:p>
          </table:table-cell>
          <table:table-cell office:value-type="string">
            <text:p>velEsq</text:p>
          </table:table-cell>
          <table:table-cell office:value-type="string">
            <text:p>velEsq</text:p>
          </table:table-cell>
          <table:table-cell office:value-type="string">
            <text:p>vBaseEsq</text:p>
          </table:table-cell>
          <table:table-cell/>
          <table:table-cell office:value-type="string">
            <text:p>odoEsq</text:p>
          </table:table-cell>
          <table:table-cell office:value-type="string">
            <text:p>OdoDir</text:p>
          </table:table-cell>
          <table:table-cell office:value-type="string">
            <text:p>pwmE</text:p>
          </table:table-cell>
          <table:table-cell office:value-type="string">
            <text:p>pwmD</text:p>
          </table:table-cell>
          <table:table-cell office:value-type="string">
            <text:p>ErroEsq</text:p>
          </table:table-cell>
          <table:table-cell office:value-type="string">
            <text:p>ErroDir</text:p>
          </table:table-cell>
          <table:table-cell office:value-type="string">
            <text:p>velBase</text:p>
          </table:table-cell>
          <table:table-cell office:value-type="string">
            <text:p>VelBase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36b</text:p>
          </table:table-cell>
          <table:table-cell office:value-type="string">
            <text:p>108c</text:p>
          </table:table-cell>
          <table:table-cell office:value-type="string">
            <text:p>139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32b</text:p>
          </table:table-cell>
          <table:table-cell office:value-type="string">
            <text:p>114c</text:p>
          </table:table-cell>
          <table:table-cell office:value-type="string">
            <text:p>145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4b</text:p>
          </table:table-cell>
          <table:table-cell office:value-type="string">
            <text:p>-90c</text:p>
          </table:table-cell>
          <table:table-cell office:value-type="string">
            <text:p>0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24c</text:p>
          </table:table-cell>
          <table:table-cell office:value-type="string">
            <text:p>7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6b</text:p>
          </table:table-cell>
          <table:table-cell office:value-type="string">
            <text:p>48c</text:p>
          </table:table-cell>
          <table:table-cell office:value-type="string">
            <text:p>79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0b</text:p>
          </table:table-cell>
          <table:table-cell office:value-type="string">
            <text:p>69c</text:p>
          </table:table-cell>
          <table:table-cell office:value-type="string">
            <text:p>100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52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24c</text:p>
          </table:table-cell>
          <table:table-cell office:value-type="string">
            <text:p>55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27c</text:p>
          </table:table-cell>
          <table:table-cell office:value-type="string">
            <text:p>58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33c</text:p>
          </table:table-cell>
          <table:table-cell office:value-type="string">
            <text:p>64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12c</text:p>
          </table:table-cell>
          <table:table-cell office:value-type="string">
            <text:p>43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33c</text:p>
          </table:table-cell>
          <table:table-cell office:value-type="string">
            <text:p>64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54c</text:p>
          </table:table-cell>
          <table:table-cell office:value-type="string">
            <text:p>85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39c</text:p>
          </table:table-cell>
          <table:table-cell office:value-type="string">
            <text:p>0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31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12c</text:p>
          </table:table-cell>
          <table:table-cell office:value-type="string">
            <text:p>43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30c</text:p>
          </table:table-cell>
          <table:table-cell office:value-type="string">
            <text:p>61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31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31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1c</text:p>
          </table:table-cell>
          <table:table-cell office:value-type="string">
            <text:p>10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31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31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2c</text:p>
          </table:table-cell>
          <table:table-cell office:value-type="string">
            <text:p>19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52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52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1c</text:p>
          </table:table-cell>
          <table:table-cell office:value-type="string">
            <text:p>10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1c</text:p>
          </table:table-cell>
          <table:table-cell office:value-type="string">
            <text:p>10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42c</text:p>
          </table:table-cell>
          <table:table-cell office:value-type="string">
            <text:p>73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2c</text:p>
          </table:table-cell>
          <table:table-cell office:value-type="string">
            <text:p>19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12c</text:p>
          </table:table-cell>
          <table:table-cell office:value-type="string">
            <text:p>43d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0b</text:p>
          </table:table-cell>
          <table:table-cell office:value-type="string">
            <text:p>-2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6b</text:p>
          </table:table-cell>
          <table:table-cell office:value-type="string">
            <text:p>-1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32b</text:p>
          </table:table-cell>
          <table:table-cell office:value-type="string">
            <text:p>-1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8b</text:p>
          </table:table-cell>
          <table:table-cell office:value-type="string">
            <text:p>-1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5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SUM([.G2:.G53])" office:value-type="float" office:value="310">
            <text:p>310</text:p>
          </table:table-cell>
          <table:table-cell table:formula="of:=SUM([.H2:.H53])" office:value-type="float" office:value="318">
            <text:p>318</text:p>
          </table:table-cell>
          <table:table-cell table:formula="of:=SUM([.I2:.I53])" office:value-type="float" office:value="1438">
            <text:p>1438</text:p>
          </table:table-cell>
          <table:table-cell table:formula="of:=SUM([.J2:.J53])" office:value-type="float" office:value="1221">
            <text:p>1221</text:p>
          </table:table-cell>
          <table:table-cell table:formula="of:=SUM([.K2:.K53])" office:value-type="float" office:value="6240">
            <text:p>6240</text:p>
          </table:table-cell>
          <table:table-cell table:formula="of:=SUM([.L2:.L53])" office:value-type="float" office:value="5440">
            <text:p>5440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formula="of:=SUM([.G2:.G7])" office:value-type="float" office:value="27">
            <text:p>27</text:p>
          </table:table-cell>
          <table:table-cell table:formula="of:=SUM([.H2:.H7])" office:value-type="float" office:value="27">
            <text:p>27</text:p>
          </table:table-cell>
          <table:table-cell table:formula="of:=SUM([.I2:.I7])" office:value-type="float" office:value="284">
            <text:p>284</text:p>
          </table:table-cell>
          <table:table-cell table:formula="of:=SUM([.J2:.J7])" office:value-type="float" office:value="225">
            <text:p>225</text:p>
          </table:table-cell>
          <table:table-cell table:formula="of:=SUM([.K2:.K7])" office:value-type="float" office:value="300">
            <text:p>300</text:p>
          </table:table-cell>
          <table:table-cell table:formula="of:=SUM([.L2:.L7])" office:value-type="float" office:value="300">
            <text:p>300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formula="of:=SUM(#REF!)" office:value-type="float" office:value="0">
            <text:p>#REF!</text:p>
          </table:table-cell>
          <table:table-cell table:formula="of:=SUM(#REF!)" office:value-type="float" office:value="0">
            <text:p>#REF!</text:p>
          </table:table-cell>
          <table:table-cell table:formula="of:=SUM(#REF!)" office:value-type="float" office:value="0">
            <text:p>#REF!</text:p>
          </table:table-cell>
          <table:table-cell table:formula="of:=SUM(#REF!)" office:value-type="float" office:value="0">
            <text:p>#REF!</text:p>
          </table:table-cell>
          <table:table-cell table:formula="of:=SUM(#REF!)" office:value-type="float" office:value="0">
            <text:p>#REF!</text:p>
          </table:table-cell>
          <table:table-cell table:formula="of:=SUM(#REF!)" office:value-type="float" office:value="0">
            <text:p>#REF!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formula="of:=AVERAGE([.G18:.G34])" office:value-type="float" office:value="8.94117647058824">
            <text:p>8,9411764706</text:p>
          </table:table-cell>
          <table:table-cell table:formula="of:=AVERAGE([.H18:.H34])" office:value-type="float" office:value="9.11764705882353">
            <text:p>9,1176470588</text:p>
          </table:table-cell>
          <table:table-cell table:formula="of:=AVERAGE([.I18:.I34])" office:value-type="float" office:value="32.1764705882353">
            <text:p>32,1764705882</text:p>
          </table:table-cell>
          <table:table-cell table:formula="of:=AVERAGE([.J18:.J34])" office:value-type="float" office:value="31.7058823529412">
            <text:p>31,7058823529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([.G57]+[.H57])/2" office:value-type="float" office:value="9.02941176470588">
            <text:p>9,0294117647</text:p>
          </table:table-cell>
          <table:table-cell/>
          <table:table-cell table:formula="of:=([.I57]+[.J57])/2" office:value-type="float" office:value="31.9411764705882">
            <text:p>31,9411764706</text:p>
          </table:table-cell>
          <table:table-cell table:number-columns-repeated="1014"/>
        </table:table-row>
        <table:table-row table:style-name="ro2" table:number-rows-repeated="1048470">
          <table:table-cell table:number-columns-repeated="1024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1:40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3-10-09T11:06:31</meta:creation-date>
    <dc:date>2013-10-10T11:53:53</dc:date>
    <dc:creator>Rene </dc:creator>
    <meta:editing-duration>PT4H9M41S</meta:editing-duration>
    <meta:editing-cycles>4</meta:editing-cycles>
    <meta:generator>LibreOffice/4.0.2.2$Linux_x86 LibreOffice_project/400m0$Build-2</meta:generator>
    <meta:document-statistic meta:table-count="1" meta:cell-count="764" meta:object-count="0"/>
  </office:meta>
</office:document-meta>
</file>